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Before op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assif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e metric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-SVM</text:p>
          </table:table-cell>
        </table:table-row>
        <table:table-row table:style-name="ro2">
          <table:table-cell office:value-type="string" calcext:value-type="string">
            <text:p>Accuracy</text:p>
          </table:table-cell>
          <table:table-cell table:style-name="ce2" office:value-type="float" office:value="0.714440971540357" calcext:value-type="float">
            <text:p>0.7144409715</text:p>
          </table:table-cell>
          <table:table-cell table:style-name="ce1" office:value-type="float" office:value="0.748700990959274" calcext:value-type="float">
            <text:p>0.748700991</text:p>
          </table:table-cell>
          <table:table-cell table:style-name="ce2" office:value-type="float" office:value="0.711120886436088" calcext:value-type="float">
            <text:p>0.7111208864</text:p>
          </table:table-cell>
        </table:table-row>
        <table:table-row table:style-name="ro2">
          <table:table-cell office:value-type="string" calcext:value-type="string">
            <text:p>Precision</text:p>
          </table:table-cell>
          <table:table-cell table:style-name="ce2" office:value-type="float" office:value="0.665315402027718" calcext:value-type="float">
            <text:p>0.665315402</text:p>
          </table:table-cell>
          <table:table-cell table:style-name="ce3" office:value-type="float" office:value="0.714567918947734" calcext:value-type="float">
            <text:p>0.7145679189</text:p>
          </table:table-cell>
          <table:table-cell table:style-name="ce2" office:value-type="float" office:value="0.657739551195732" calcext:value-type="float">
            <text:p>0.6577395512</text:p>
          </table:table-cell>
        </table:table-row>
        <table:table-row table:style-name="ro2">
          <table:table-cell office:value-type="string" calcext:value-type="string">
            <text:p>Recall</text:p>
          </table:table-cell>
          <table:table-cell table:style-name="ce2" office:value-type="float" office:value="0.811207764857278" calcext:value-type="float">
            <text:p>0.8112077649</text:p>
          </table:table-cell>
          <table:table-cell table:style-name="ce2" office:value-type="float" office:value="0.790579157095092" calcext:value-type="float">
            <text:p>0.7905791571</text:p>
          </table:table-cell>
          <table:table-cell table:style-name="ce3" office:value-type="float" office:value="0.825988843782102" calcext:value-type="float">
            <text:p>0.8259888438</text:p>
          </table:table-cell>
        </table:table-row>
        <table:table-row table:style-name="ro2">
          <table:table-cell office:value-type="string" calcext:value-type="string">
            <text:p>F1</text:p>
          </table:table-cell>
          <table:table-cell table:style-name="ce2" office:value-type="float" office:value="0.731053914098272" calcext:value-type="float">
            <text:p>0.7310539141</text:p>
          </table:table-cell>
          <table:table-cell table:style-name="ce3" office:value-type="float" office:value="0.75065422115974" calcext:value-type="float">
            <text:p>0.7506542212</text:p>
          </table:table-cell>
          <table:table-cell table:style-name="ce2" office:value-type="float" office:value="0.732324774858862" calcext:value-type="float">
            <text:p>0.732324774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ecall op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assif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e metric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-SVM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08957820322" calcext:value-type="float">
            <text:p>0.7089578203</text:p>
          </table:table-cell>
          <table:table-cell table:style-name="ce1" office:value-type="float" office:value="0.745506397651" calcext:value-type="float">
            <text:p>0.7455063977</text:p>
          </table:table-cell>
          <table:table-cell office:value-type="float" office:value="0.700207773967" calcext:value-type="float">
            <text:p>0.700207774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649913202534" calcext:value-type="float">
            <text:p>0.6499132025</text:p>
          </table:table-cell>
          <table:table-cell table:style-name="ce1" office:value-type="float" office:value="0.710239965371" calcext:value-type="float">
            <text:p>0.7102399654</text:p>
          </table:table-cell>
          <table:table-cell office:value-type="float" office:value="0.635091403296" calcext:value-type="float">
            <text:p>0.6350914033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849009786096" calcext:value-type="float">
            <text:p>0.8490097861</text:p>
          </table:table-cell>
          <table:table-cell office:value-type="float" office:value="0.790676993475" calcext:value-type="float">
            <text:p>0.7906769935</text:p>
          </table:table-cell>
          <table:table-cell table:style-name="ce1" office:value-type="float" office:value="0.877718143493" calcext:value-type="float">
            <text:p>0.8777181435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0.736238850494" calcext:value-type="float">
            <text:p>0.7362388505</text:p>
          </table:table-cell>
          <table:table-cell table:style-name="ce1" office:value-type="float" office:value="0.748303091861" calcext:value-type="float">
            <text:p>0.7483030919</text:p>
          </table:table-cell>
          <table:table-cell office:value-type="float" office:value="0.736948347044" calcext:value-type="float">
            <text:p>0.73694834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ecision op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assif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e metric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-SVM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14513285719" calcext:value-type="float">
            <text:p>0.7145132857</text:p>
          </table:table-cell>
          <table:table-cell table:style-name="ce1" office:value-type="float" office:value="0.748469157997" calcext:value-type="float">
            <text:p>0.748469158</text:p>
          </table:table-cell>
          <table:table-cell office:value-type="float" office:value="0.712380011042" calcext:value-type="float">
            <text:p>0.712380011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665303854752" calcext:value-type="float">
            <text:p>0.6653038548</text:p>
          </table:table-cell>
          <table:table-cell table:style-name="ce1" office:value-type="float" office:value="0.714217280059" calcext:value-type="float">
            <text:p>0.7142172801</text:p>
          </table:table-cell>
          <table:table-cell office:value-type="float" office:value="0.659206064339" calcext:value-type="float">
            <text:p>0.6592060643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811559059472" calcext:value-type="float">
            <text:p>0.8115590595</text:p>
          </table:table-cell>
          <table:table-cell office:value-type="float" office:value="0.790708120199" calcext:value-type="float">
            <text:p>0.7907081202</text:p>
          </table:table-cell>
          <table:table-cell table:style-name="ce1" office:value-type="float" office:value="0.825641997368" calcext:value-type="float">
            <text:p>0.8256419974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0.731189557846" calcext:value-type="float">
            <text:p>0.7311895578</text:p>
          </table:table-cell>
          <table:table-cell table:style-name="ce1" office:value-type="float" office:value="0.750518800244" calcext:value-type="float">
            <text:p>0.7505188002</text:p>
          </table:table-cell>
          <table:table-cell office:value-type="float" office:value="0.733096167446" calcext:value-type="float">
            <text:p>0.733096167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F1 op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assif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e metric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-SVM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08957820322" calcext:value-type="float">
            <text:p>0.7089578203</text:p>
          </table:table-cell>
          <table:table-cell table:style-name="ce1" office:value-type="float" office:value="0.748622297308" calcext:value-type="float">
            <text:p>0.7486222973</text:p>
          </table:table-cell>
          <table:table-cell office:value-type="float" office:value="0.703593788802" calcext:value-type="float">
            <text:p>0.7035937888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649913202534" calcext:value-type="float">
            <text:p>0.6499132025</text:p>
          </table:table-cell>
          <table:table-cell table:style-name="ce1" office:value-type="float" office:value="0.714345584504" calcext:value-type="float">
            <text:p>0.7143455845</text:p>
          </table:table-cell>
          <table:table-cell office:value-type="float" office:value="0.640244500267" calcext:value-type="float">
            <text:p>0.6402445003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849009786096" calcext:value-type="float">
            <text:p>0.8490097861</text:p>
          </table:table-cell>
          <table:table-cell office:value-type="float" office:value="0.790877097332" calcext:value-type="float">
            <text:p>0.7908770973</text:p>
          </table:table-cell>
          <table:table-cell table:style-name="ce1" office:value-type="float" office:value="0.868446641118" calcext:value-type="float">
            <text:p>0.8684466411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0.736238850494" calcext:value-type="float">
            <text:p>0.7362388505</text:p>
          </table:table-cell>
          <table:table-cell table:style-name="ce1" office:value-type="float" office:value="0.750665757541" calcext:value-type="float">
            <text:p>0.7506657575</text:p>
          </table:table-cell>
          <table:table-cell office:value-type="float" office:value="0.73708683043" calcext:value-type="float">
            <text:p>0.73708683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12:15:12.958319202</meta:creation-date>
    <dc:date>2016-12-18T12:51:48.580541720</dc:date>
    <meta:editing-duration>PT21M25S</meta:editing-duration>
    <meta:editing-cycles>1</meta:editing-cycles>
    <meta:document-statistic meta:table-count="1" meta:cell-count="88" meta:object-count="0"/>
    <meta:generator>LibreOffice/5.1.4.2$Linux_X86_64 LibreOffice_project/10m0$Build-2</meta:generator>
  </office:meta>
</office:document-meta>
</file>